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ecisionesProSea" style:family="table">
      <style:table-properties style:width="4.9319in" fo:margin-left="1.0917in" table:align="left" style:shadow="none"/>
    </style:style>
    <style:style style:name="PrecisionesProSea.A" style:family="table-column">
      <style:table-column-properties style:column-width="1.2847in"/>
    </style:style>
    <style:style style:name="PrecisionesProSea.B" style:family="table-column">
      <style:table-column-properties style:column-width="1.225in"/>
    </style:style>
    <style:style style:name="PrecisionesProSea.C" style:family="table-column">
      <style:table-column-properties style:column-width="0.6056in"/>
    </style:style>
    <style:style style:name="PrecisionesProSea.A1" style:family="table-cell">
      <style:table-cell-properties fo:padding="0.0382in" fo:border="none"/>
    </style:style>
    <style:style style:name="PrecisionesProSea.C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recisionesProSea.A2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PrecisionesProSea.C2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PrecisionesProSea.A3" style:family="table-cell">
      <style:table-cell-properties style:vertical-align="middle"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PrecisionesProSea.C3" style:family="table-cell">
      <style:table-cell-properties fo:padding="0.0382in" fo:border-left="0.05pt solid #000000" fo:border-right="none" fo:border-top="none" fo:border-bottom="0.05pt solid #000000"/>
    </style:style>
    <style:style style:name="PrecisionesProSea.D3" style:family="table-cell">
      <style:table-cell-properties fo:padding="0.0382in" fo:border-left="0.05pt solid #000000" fo:border-right="none" fo:border-top="none" fo:border-bottom="0.05pt solid #000000"/>
    </style:style>
    <style:style style:name="PrecisionesProSea.E3" style:family="table-cell">
      <style:table-cell-properties fo:padding="0.0382in" fo:border-left="0.05pt solid #000000" fo:border-right="none" fo:border-top="none" fo:border-bottom="0.05pt solid #000000"/>
    </style:style>
    <style:style style:name="PrecisionesProSea.F3" style:family="table-cell">
      <style:table-cell-properties fo:padding="0.0382in" fo:border-left="0.05pt solid #000000" fo:border-right="none" fo:border-top="none" fo:border-bottom="0.05pt solid #000000"/>
    </style:style>
    <style:style style:name="PrecisionesProSea.C4" style:family="table-cell">
      <style:table-cell-properties fo:padding="0.0382in" fo:border-left="0.05pt solid #000000" fo:border-right="none" fo:border-top="none" fo:border-bottom="0.05pt solid #000000"/>
    </style:style>
    <style:style style:name="PrecisionesProSea.D4" style:family="table-cell">
      <style:table-cell-properties fo:padding="0.0382in" fo:border-left="0.05pt solid #000000" fo:border-right="none" fo:border-top="none" fo:border-bottom="0.05pt solid #000000"/>
    </style:style>
    <style:style style:name="PrecisionesProSea.E4" style:family="table-cell">
      <style:table-cell-properties fo:padding="0.0382in" fo:border-left="0.05pt solid #000000" fo:border-right="none" fo:border-top="none" fo:border-bottom="0.05pt solid #000000"/>
    </style:style>
    <style:style style:name="PrecisionesProSea.F4" style:family="table-cell">
      <style:table-cell-properties fo:padding="0.0382in" fo:border-left="0.05pt solid #000000" fo:border-right="none" fo:border-top="none" fo:border-bottom="0.05pt solid #000000"/>
    </style:style>
    <style:style style:name="PrecisionesProSea.C5" style:family="table-cell">
      <style:table-cell-properties fo:padding="0.0382in" fo:border-left="0.05pt solid #000000" fo:border-right="none" fo:border-top="none" fo:border-bottom="0.05pt solid #000000"/>
    </style:style>
    <style:style style:name="PrecisionesProSea.D5" style:family="table-cell">
      <style:table-cell-properties fo:padding="0.0382in" fo:border-left="0.05pt solid #000000" fo:border-right="none" fo:border-top="none" fo:border-bottom="0.05pt solid #000000"/>
    </style:style>
    <style:style style:name="PrecisionesProSea.E5" style:family="table-cell">
      <style:table-cell-properties fo:padding="0.0382in" fo:border-left="0.05pt solid #000000" fo:border-right="none" fo:border-top="none" fo:border-bottom="0.05pt solid #000000"/>
    </style:style>
    <style:style style:name="PrecisionesProSea.F5" style:family="table-cell">
      <style:table-cell-properties fo:padding="0.0382in" fo:border-left="0.05pt solid #000000" fo:border-right="none" fo:border-top="none" fo:border-bottom="0.05pt solid #000000"/>
    </style:style>
    <style:style style:name="PrecisionesProSea.C6" style:family="table-cell">
      <style:table-cell-properties fo:padding="0.0382in" fo:border-left="0.05pt solid #000000" fo:border-right="none" fo:border-top="none" fo:border-bottom="0.05pt solid #000000"/>
    </style:style>
    <style:style style:name="PrecisionesProSea.D6" style:family="table-cell">
      <style:table-cell-properties fo:padding="0.0382in" fo:border-left="0.05pt solid #000000" fo:border-right="none" fo:border-top="none" fo:border-bottom="0.05pt solid #000000"/>
    </style:style>
    <style:style style:name="PrecisionesProSea.E6" style:family="table-cell">
      <style:table-cell-properties fo:padding="0.0382in" fo:border-left="0.05pt solid #000000" fo:border-right="none" fo:border-top="none" fo:border-bottom="0.05pt solid #000000"/>
    </style:style>
    <style:style style:name="PrecisionesProSea.F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c8768" officeooo:paragraph-rsid="001c8768"/>
    </style:style>
    <style:style style:name="P2" style:family="paragraph" style:parent-style-name="Text_20_body">
      <style:text-properties officeooo:rsid="00201020" officeooo:paragraph-rsid="00201020"/>
    </style:style>
    <style:style style:name="P3" style:family="paragraph" style:parent-style-name="Text_20_body">
      <style:text-properties officeooo:paragraph-rsid="0021c32e"/>
    </style:style>
    <style:style style:name="P4" style:family="paragraph" style:parent-style-name="Text_20_body">
      <style:text-properties fo:font-weight="normal" officeooo:paragraph-rsid="0021c32e" style:font-weight-asian="normal" style:font-weight-complex="normal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P6" style:family="paragraph" style:parent-style-name="Heading_20_2">
      <style:text-properties fo:font-weight="bold" officeooo:paragraph-rsid="0021c3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c8768" officeooo:paragraph-rsid="001c8768"/>
    </style:style>
    <style:style style:name="P8" style:family="paragraph" style:parent-style-name="Table_20_Contents">
      <style:text-properties fo:color="#ffffff"/>
    </style:style>
    <style:style style:name="P9" style:family="paragraph" style:parent-style-name="Table_20_Contents">
      <style:text-properties fo:color="#ffffff" officeooo:rsid="001c8768" officeooo:paragraph-rsid="001c8768"/>
    </style:style>
    <style:style style:name="P10" style:family="paragraph" style:parent-style-name="Table_20_Contents">
      <style:paragraph-properties fo:text-align="center" style:justify-single-word="false"/>
      <style:text-properties fo:color="#ffffff" officeooo:rsid="001c8768" officeooo:paragraph-rsid="001c876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c32e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1c32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1c32e" style:font-style-asian="normal" style:font-weight-asian="normal" style:font-style-complex="normal" style:font-weight-complex="normal"/>
    </style:style>
    <style:style style:name="T8" style:family="text">
      <style:text-properties fo:color="#ffffff"/>
    </style:style>
    <style:style style:name="T9" style:family="text">
      <style:text-properties officeooo:rsid="00219295"/>
    </style:style>
    <style:style style:name="T10" style:family="text">
      <style:text-properties officeooo:rsid="0021c3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Resultados <text:span text:style-name="T10">cuantitativos </text:span>del buscador proximal</text:h>
      <text:p text:style-name="Text_20_body"/>
      <text:p text:style-name="P1">Tabla de precisiones para las colecciones <text:span text:style-name="T1">Clueweb-1K</text:span><text:span text:style-name="T2"> y </text:span><text:span text:style-name="T1">Clueweb-10K</text:span><text:span text:style-name="T2">.</text:span></text:p>
      <text:p text:style-name="P1"><text:span text:style-name="T2"/></text:p>
      <table:table table:name="PrecisionesProSea" table:style-name="PrecisionesProSea">
        <table:table-column table:style-name="PrecisionesProSea.A"/>
        <table:table-column table:style-name="PrecisionesProSea.B"/>
        <table:table-column table:style-name="PrecisionesProSea.C" table:number-columns-repeated="4"/>
        <table:table-row>
          <table:table-cell table:style-name="PrecisionesProSea.A1" office:value-type="string">
            <text:p text:style-name="Table_20_Contents"/>
          </table:table-cell>
          <table:table-cell table:style-name="PrecisionesProSea.A1" office:value-type="string">
            <text:p text:style-name="Table_20_Contents"/>
          </table:table-cell>
          <table:table-cell table:style-name="PrecisionesProSea.C1" table:number-columns-spanned="2" office:value-type="string">
            <text:p text:style-name="P10">Clueweb-1K</text:p>
          </table:table-cell>
          <table:covered-table-cell/>
          <table:table-cell table:style-name="PrecisionesProSea.C1" table:number-columns-spanned="2" office:value-type="string">
            <text:p text:style-name="P10">Clueweb-10K</text:p>
          </table:table-cell>
          <table:covered-table-cell/>
        </table:table-row>
        <table:table-row>
          <table:table-cell table:style-name="PrecisionesProSea.A2" office:value-type="string">
            <text:p text:style-name="P9"/>
          </table:table-cell>
          <table:table-cell table:style-name="PrecisionesProSea.A2" office:value-type="string">
            <text:p text:style-name="P9"/>
          </table:table-cell>
          <table:table-cell table:style-name="PrecisionesProSea.C2" office:value-type="string">
            <text:p text:style-name="P7"><text:span text:style-name="T8">P@5</text:span></text:p>
          </table:table-cell>
          <table:table-cell table:style-name="PrecisionesProSea.C2" office:value-type="string">
            <text:p text:style-name="P7"><text:span text:style-name="T8">P@10</text:span></text:p>
          </table:table-cell>
          <table:table-cell table:style-name="PrecisionesProSea.C2" office:value-type="string">
            <text:p text:style-name="P10">P@5</text:p>
          </table:table-cell>
          <table:table-cell table:style-name="PrecisionesProSea.C2" office:value-type="string">
            <text:p text:style-name="P10">P@10</text:p>
          </table:table-cell>
        </table:table-row>
        <table:table-row>
          <table:table-cell table:style-name="PrecisionesProSea.A3" table:number-rows-spanned="4" office:value-type="string">
            <text:p text:style-name="P9">ProximalSearcher</text:p>
          </table:table-cell>
          <table:table-cell table:style-name="PrecisionesProSea.C2" office:value-type="string">
            <text:p text:style-name="P9">Basic Index</text:p>
          </table:table-cell>
          <table:table-cell table:style-name="PrecisionesProSea.C3" office:value-type="string">
            <text:p text:style-name="P7">0.44</text:p>
          </table:table-cell>
          <table:table-cell table:style-name="PrecisionesProSea.D3" office:value-type="string">
            <text:p text:style-name="P7">0.46</text:p>
          </table:table-cell>
          <table:table-cell table:style-name="PrecisionesProSea.E3" office:value-type="string">
            <text:p text:style-name="P7">0.2<text:span text:style-name="T9">0</text:span></text:p>
          </table:table-cell>
          <table:table-cell table:style-name="PrecisionesProSea.F3" office:value-type="string">
            <text:p text:style-name="P7">0.17</text:p>
          </table:table-cell>
        </table:table-row>
        <table:table-row>
          <table:covered-table-cell/>
          <table:table-cell table:style-name="PrecisionesProSea.C2" office:value-type="string">
            <text:p text:style-name="P9">Stopwords Index</text:p>
          </table:table-cell>
          <table:table-cell table:style-name="PrecisionesProSea.C4" office:value-type="string">
            <text:p text:style-name="P7">0.44</text:p>
          </table:table-cell>
          <table:table-cell table:style-name="PrecisionesProSea.D4" office:value-type="string">
            <text:p text:style-name="P7">0.44</text:p>
          </table:table-cell>
          <table:table-cell table:style-name="PrecisionesProSea.E4" office:value-type="string">
            <text:p text:style-name="P7">0.2<text:span text:style-name="T9">0</text:span></text:p>
          </table:table-cell>
          <table:table-cell table:style-name="PrecisionesProSea.F4" office:value-type="string">
            <text:p text:style-name="P7">0.19</text:p>
          </table:table-cell>
        </table:table-row>
        <table:table-row>
          <table:covered-table-cell/>
          <table:table-cell table:style-name="PrecisionesProSea.C2" office:value-type="string">
            <text:p text:style-name="P9">Stem Index</text:p>
          </table:table-cell>
          <table:table-cell table:style-name="PrecisionesProSea.C5" office:value-type="string">
            <text:p text:style-name="P7">0.32</text:p>
          </table:table-cell>
          <table:table-cell table:style-name="PrecisionesProSea.D5" office:value-type="string">
            <text:p text:style-name="P7">0.42</text:p>
          </table:table-cell>
          <table:table-cell table:style-name="PrecisionesProSea.E5" office:value-type="string">
            <text:p text:style-name="P7">0.12</text:p>
          </table:table-cell>
          <table:table-cell table:style-name="PrecisionesProSea.F5" office:value-type="string">
            <text:p text:style-name="P7">0.15</text:p>
          </table:table-cell>
        </table:table-row>
        <table:table-row>
          <table:covered-table-cell/>
          <table:table-cell table:style-name="PrecisionesProSea.C2" office:value-type="string">
            <text:p text:style-name="P9">Advanced Index</text:p>
          </table:table-cell>
          <table:table-cell table:style-name="PrecisionesProSea.C6" office:value-type="string">
            <text:p text:style-name="P7">0.36</text:p>
          </table:table-cell>
          <table:table-cell table:style-name="PrecisionesProSea.D6" office:value-type="string">
            <text:p text:style-name="P7">0.44</text:p>
          </table:table-cell>
          <table:table-cell table:style-name="PrecisionesProSea.E6" office:value-type="string">
            <text:p text:style-name="P7">0.<text:span text:style-name="T9">19</text:span></text:p>
          </table:table-cell>
          <table:table-cell table:style-name="PrecisionesProSea.F6" office:value-type="string">
            <text:p text:style-name="P7">0.16</text:p>
          </table:table-cell>
        </table:table-row>
      </table:table>
      <text:p text:style-name="P1"><text:span text:style-name="T2"/></text:p>
      <text:p text:style-name="P2"><text:span text:style-name="T2">Para obtener estos valores se ha utilizado la clase </text:span><text:span text:style-name="T4">SearcherTest</text:span><text:span text:style-name="T6"> implementada en la práctica anterior sobre las dos colecciones que es capaz de indexar nuestra aplicación.</text:span></text:p>
      <text:h text:style-name="P6" text:outline-level="2"><text:span text:style-name="T3">Resultados cualitativos del buscador proximal</text:span></text:h>
      <text:p text:style-name="P3"><text:span text:style-name="T5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1:31:15.221089039</meta:creation-date>
    <dc:date>2014-03-27T11:58:28.232097162</dc:date>
    <meta:editing-duration>PT19M5S</meta:editing-duration>
    <meta:editing-cycles>4</meta:editing-cycles>
    <meta:generator>LibreOffice/4.2.1.1$Linux_X86_64 LibreOffice_project/d7dbbd7842e6a58b0f521599204e827654e1fb8b</meta:generator>
    <meta:document-statistic meta:table-count="1" meta:image-count="0" meta:object-count="0" meta:page-count="1" meta:paragraph-count="31" meta:word-count="76" meta:character-count="494" meta:non-whitespace-character-count="449"/>
  </office:meta>
</office:document-meta>
</file>